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be Bürgerinnen und Bürger,</text:p>
      <text:p text:style-name="P1"/>
      <text:p text:style-name="P1">am 16. März 2014 entscheiden Sie mit Ihrer Stimme, wer Pfarrkirchens neuer Bürgermeister sein wird.</text:p>
      <text:p text:style-name="P1"/>
      <text:p text:style-name="P1">Sicher eine verantwortungsvolle Aufgabe, denn Sie stellen mit Ihrer Wahl die Weichen für die Zukunft unserer Heimatstadt.</text:p>
      <text:p text:style-name="P1"/>
      <text:p text:style-name="P1">Warum möchte ich Ihr Bürgermeister sein ? Warum bitte ich Sie um Ihr Vertrauen?</text:p>
      <text:p text:style-name="P1"/>
      <text:p text:style-name="P1">Ich bin bodenständig und mit unserer Stadt verwurzelt. Hier fühle ich mich mit meiner Familie sehr wohl und mein Wunsch ist es, gemeinsam mit Ihnen, liebe Bürgerinnen und Bürger, auch weiterhin sicher und glücklich in unserem Pfarrkirchen zu leben.</text:p>
      <text:p text:style-name="P1"/>
      <text:p text:style-name="P1">Bürgernähe, Offenheit und Transparenz haben für mich einen sehr hohen Stellenwert.</text:p>
      <text:p text:style-name="P1">Ich möchte für Sie erreichbar sein und gemeinsam mit Ihnen die Zukunft unserer Stadt gestalten.</text:p>
      <text:p text:style-name="P1"/>
      <text:p text:style-name="P1">Um das bisher Erreichte zu sichern und gleichzeitig für die Weiterentwicklung zu sorgen, hat für mich eine konstruktive, verantwortungsbewusste, verlässliche (oder zuverlässige) und innovative Stadtpolitik oberste Priorität. Dabei dürfen wir nicht übersehen, die Tradition und den Charme unserer Heimatstadt zu bewahren, denn gerade deshalb ist Pfarrkirchen so lebens- und liebenswert.</text:p>
      <text:p text:style-name="P1"/>
      <text:p text:style-name="P1">Als Familienvater, in meinem langen Berufsleben und als ehrenamtlicher Vereinsfunktionär konnte ich eine Menge an Lebenserfahrung sammeln.</text:p>
      <text:p text:style-name="P1">Mit meiner ganzen Kraft möchte ich für Sie, liebe Bürgerinnen und Bürger, da sein.</text:p>
      <text:p text:style-name="P1"/>
      <text:p text:style-name="P1">Um Verantwortung übernehmen zu können, bitte ich Sie am 16. März um Ihr Vertrauen und Ihre Stimme.</text:p>
      <text:p text:style-name="P1"/>
      <text:p text:style-name="P1">Wenn Sie mich zu Ihrem Bürgermeister wählen, können Sie sich auf mich verlassen.</text:p>
      <text:p text:style-name="P1"/>
      <text:p text:style-name="P1">Ihr </text:p>
      <text:p text:style-name="P1"/>
      <text:p text:style-name="P1"/>
      <text:p text:style-name="P1">Horst Lack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23T21:11:25.10</meta:creation-date>
    <meta:generator>OpenOffice.org/3.2$Win32 OpenOffice.org_project/320m18$Build-9502</meta:generator>
    <dc:date>2014-01-29T13:48:19.39</dc:date>
    <meta:editing-duration>PT02H12M15S</meta:editing-duration>
    <meta:editing-cycles>7</meta:editing-cycles>
    <meta:print-date>2014-01-29T13:27:58.48</meta:print-date>
    <meta:document-statistic meta:table-count="0" meta:image-count="0" meta:object-count="0" meta:page-count="1" meta:paragraph-count="14" meta:word-count="229" meta:character-count="1553"/>
  </office:meta>
</office:document-meta>
</file>